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5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4" office:value-type="string" calcext:value-type="string">
            <text:p>Mens. 08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09-16" calcext:value-type="date">
            <text:p>16/09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4" office:value-type="string" calcext:value-type="string">
            <text:p>Mens. 09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10-10" calcext:value-type="date">
            <text:p>10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4" office:value-type="string" calcext:value-type="string">
            <text:p>Mens. 10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11-11" calcext:value-type="date">
            <text:p>11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4" office:value-type="string" calcext:value-type="string">
            <text:p>Mens. 11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12-02" calcext:value-type="date">
            <text:p>02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4" office:value-type="string" calcext:value-type="string">
            <text:p>Mens. 12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1-06" calcext:value-type="date">
            <text:p>06/0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4" office:value-type="string" calcext:value-type="string">
            <text:p>Mens. 01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2-04" calcext:value-type="date">
            <text:p>04/02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4" office:value-type="string" calcext:value-type="string">
            <text:p>Mens. 02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3-10" calcext:value-type="date">
            <text:p>10/03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4" office:value-type="string" calcext:value-type="string">
            <text:p>Mens. 03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4-07" calcext:value-type="date">
            <text:p>07/04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4" office:value-type="string" calcext:value-type="string">
            <text:p>Mens. 04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5-13" calcext:value-type="date">
            <text:p>13/05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4" office:value-type="string" calcext:value-type="string">
            <text:p>Mens. 05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6-09" calcext:value-type="date">
            <text:p>09/06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4" office:value-type="string" calcext:value-type="string">
            <text:p>Mens. 06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7-09" calcext:value-type="date">
            <text:p>09/07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8-14" calcext:value-type="date">
            <text:p>14/08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4" office:value-type="string" calcext:value-type="string">
            <text:p>Mens. 08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9-12" calcext:value-type="date">
            <text:p>12/09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14])" office:value-type="float" office:value="0" calcext:value-type="float">
            <text:p>-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4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9-22">00/00/0000</text:date></text:span><text:span text:style-name="MT2"><text:s/>- </text:span><text:span text:style-name="MT2"><text:time style:data-style-name="N2" text:time-value="11:18:04.956733200">00:00:00</text:time></text:span><text:span text:style-name="MT2"><text:s/></text:span></text:p>
        </style:region-center>
        <style:region-right>
          <text:p><text:span text:style-name="MT4">Justo Gás e Água Ibiúna Soc. Un. Ltda.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Justo Gás e Água Ibiúna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1:18:04.964197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14:02</meta:creation-date>
    <dc:date>2025-09-22T11:18:35.307426600</dc:date>
    <meta:print-date>2019-12-18T08:56:40.082000000</meta:print-date>
    <dc:language>pt-PT</dc:language>
    <meta:editing-cycles>666</meta:editing-cycles>
    <meta:editing-duration>PT20H57M18S</meta:editing-duration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